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style:text-underline-style="solid" style:text-underline-width="auto" style:text-underline-color="font-color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officeooo:rsid="00001cb9" officeooo:paragraph-rsid="00001cb9"/>
    </style:style>
    <style:style style:name="P7" style:family="paragraph" style:parent-style-name="Text_20_body">
      <style:text-properties officeooo:rsid="00001cb9" officeooo:paragraph-rsid="00001cb9"/>
    </style:style>
    <style:style style:name="P8" style:family="paragraph" style:parent-style-name="Text_20_body">
      <style:text-properties officeooo:rsid="000114a4" officeooo:paragraph-rsid="000114a4"/>
    </style:style>
    <style:style style:name="P9" style:family="paragraph" style:parent-style-name="Text_20_body">
      <style:text-properties style:font-name="Times New Roman" officeooo:rsid="000114a4" officeooo:paragraph-rsid="000114a4"/>
    </style:style>
    <style:style style:name="P10" style:family="paragraph" style:parent-style-name="Heading_20_1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01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2">Déploiement </text:span>d'un rapport sur JasperServer</text:h>
      <text:p text:style-name="Text_20_body"> </text:p>
      <text:h text:style-name="Heading_20_2" text:outline-level="2">Installation</text:h>
      <text:p text:style-name="P6">Récupérer une distribution fournie et exécuter l’installeur. Choisir les options par défaut et démarrer le serveur</text:p>
      <text:p text:style-name="P6">2 utilisateurs sont créés :</text:p>
      <text:p text:style-name="P6">jasperadmin/jasperadmin</text:p>
      <text:p text:style-name="P6">joeuser/joeuser</text:p>
      <text:p text:style-name="P6"><text:s/></text:p>
      <text:h text:style-name="Heading_20_2" text:outline-level="2">Mise en place Base de données de production</text:h>
      <text:p text:style-name="P8">Installer pgAdmin</text:p>
      <text:p text:style-name="P8">Créer une base de données, nommée par exemple sample</text:p>
      <text:p text:style-name="P8">Exécuter le script SQL fourni qui insère des données en base</text:p>
      <text:p text:style-name="P8"/>
      <text:h text:style-name="Heading_20_2" text:outline-level="2">Création de la source de données dans JasperServer</text:h>
      <text:p text:style-name="P8">Se connnecter avec l’utilisateur admin sur jasperServer</text:p>
      <text:p text:style-name="P8">Créer une source de donnée pointant vers la base précédemment créée.</text:p>
      <text:p text:style-name="P8"/>
      <text:h text:style-name="Heading_20_2" text:outline-level="2">Création de rapport</text:h>
      <text:p text:style-name="P9">Créer un rapport </text:p>
      <text:p text:style-name="P9">Ajouter les ressources utilisées</text:p>
      <text:p text:style-name="P9">Exécuter le 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avid THIBAU</meta:initial-creator>
    <meta:creation-date>2006-09-24T22:34:28</meta:creation-date>
    <dc:date>2017-05-09T09:13:49.850007174</dc:date>
    <dc:language>fr-FR</dc:language>
    <meta:editing-cycles>43</meta:editing-cycles>
    <meta:editing-duration>P2DT7H50M23S</meta:editing-duration>
    <meta:document-statistic meta:table-count="0" meta:image-count="0" meta:object-count="0" meta:page-count="1" meta:paragraph-count="19" meta:word-count="98" meta:character-count="666" meta:non-whitespace-character-count="582"/>
    <meta:user-defined meta:name="Info 1"/>
    <meta:user-defined meta:name="Info 2"/>
    <meta:user-defined meta:name="Info 3"/>
    <meta:user-defined meta:name="Info 4"/>
  </office:meta>
</office:document-meta>
</file>